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hearer</meta:initial-creator>
    <meta:creation-date>2015-09-15T15:38:33.684767811</meta:creation-date>
    <dc:date>2015-09-15T15:44:05.836516064</dc:date>
    <dc:creator>John Shearer</dc:creator>
    <meta:editing-duration>PT5M32S</meta:editing-duration>
    <meta:editing-cycles>1</meta:editing-cycles>
    <meta:document-statistic meta:table-count="1" meta:cell-count="22" meta:object-count="0"/>
    <meta:generator>LibreOffice/4.4.4.3$Linux_X86_64 LibreOffice_project/40m0$Build-3</meta:generator>
  </office:meta>
</office:document-meta>
</file>